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667cm" svg:x="6.334cm" svg:y="5.826cm">
          <text:p text:style-name="P1">Align Thermal and Visible Vide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397cm" svg:x="4.302cm" svg:y="2.397cm">
          <text:p text:style-name="P1">Read Visi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27cm" svg:x="9.356cm" svg:y="2.397cm">
          <text:p text:style-name="P1">Read Therm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413cm" svg:x="3.413cm" svg:y="10.652cm">
          <text:p text:style-name="P1">Apply Detection Algorithm on Therm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413cm" svg:x="9.636cm" svg:y="10.652cm">
          <text:p text:style-name="P1">Apply Detection Algorithm on Visib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2.667cm" svg:x="7.477cm" svg:y="15.986cm">
          <text:p text:style-name="P1">Fuse Resul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794cm" svg:x="7.731cm" svg:y="21.447cm">
          <text:p text:style-name="P1">Analyze Resul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22:16:54</meta:creation-date>
    <dc:date>2012-05-14T22:23:55</dc:date>
    <meta:editing-duration>P0D</meta:editing-duration>
    <meta:editing-cycles>1</meta:editing-cycles>
    <meta:document-statistic meta:object-count="7"/>
    <meta:generator>LibreOffice/3.5$MacOSX_x86 LibreOffice_project/235ab8a-3802056-4a8fed3-2d66ea8-e241b80</meta:generator>
  </office:meta>
</office:document-meta>
</file>